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264" officeooo:paragraph-rsid="0011d264"/>
    </style:style>
    <style:style style:name="P2" style:family="paragraph" style:parent-style-name="Standard">
      <style:text-properties officeooo:rsid="0011d264" officeooo:paragraph-rsid="0012cecb"/>
    </style:style>
    <style:style style:name="P3" style:family="paragraph" style:parent-style-name="Standard">
      <style:text-properties officeooo:rsid="0011d264" officeooo:paragraph-rsid="0014ff9b"/>
    </style:style>
    <style:style style:name="P4" style:family="paragraph" style:parent-style-name="Standard">
      <style:text-properties officeooo:rsid="0012cecb" officeooo:paragraph-rsid="0012cecb"/>
    </style:style>
    <style:style style:name="P5" style:family="paragraph" style:parent-style-name="Standard">
      <style:text-properties officeooo:rsid="0013fb14" officeooo:paragraph-rsid="0013fb14"/>
    </style:style>
    <style:style style:name="P6" style:family="paragraph" style:parent-style-name="Standard">
      <style:text-properties fo:font-weight="bold" officeooo:rsid="0011d264" officeooo:paragraph-rsid="0014ff9b" style:font-weight-asian="bold" style:font-weight-complex="bold"/>
    </style:style>
    <style:style style:name="P7" style:family="paragraph" style:parent-style-name="Standard">
      <style:text-properties fo:font-weight="bold" officeooo:rsid="0014ff9b" officeooo:paragraph-rsid="0014ff9b" style:font-weight-asian="bold" style:font-weight-complex="bold"/>
    </style:style>
    <style:style style:name="P8" style:family="paragraph" style:parent-style-name="Standard">
      <style:text-properties officeooo:rsid="0014ff9b" officeooo:paragraph-rsid="0014ff9b"/>
    </style:style>
    <style:style style:name="P9" style:family="paragraph" style:parent-style-name="Standard">
      <style:text-properties officeooo:paragraph-rsid="0014ff9b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italic" officeooo:rsid="0014ff9b" officeooo:paragraph-rsid="0014ff9b" style:font-style-asian="italic" style:font-style-complex="italic"/>
    </style:style>
    <style:style style:name="P12" style:family="paragraph" style:parent-style-name="Standard">
      <style:text-properties fo:font-style="italic" officeooo:rsid="0011d264" officeooo:paragraph-rsid="0014ff9b" style:font-style-asian="italic" style:font-style-complex="italic"/>
    </style:style>
    <style:style style:name="P13" style:family="paragraph" style:parent-style-name="Standard">
      <style:text-properties fo:font-style="normal" fo:font-weight="bold" officeooo:rsid="0011d264" officeooo:paragraph-rsid="0014ff9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4ff9b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4ff9b"/>
    </style:style>
    <style:style style:name="P17" style:family="paragraph" style:parent-style-name="Text_20_body">
      <style:text-properties officeooo:rsid="0011d264" officeooo:paragraph-rsid="0011d264"/>
    </style:style>
    <style:style style:name="P18" style:family="paragraph" style:parent-style-name="Text_20_body">
      <style:text-properties officeooo:paragraph-rsid="0014ff9b"/>
    </style:style>
    <style:style style:name="P19" style:family="paragraph" style:parent-style-name="Quotations">
      <style:text-properties officeooo:paragraph-rsid="0014ff9b"/>
    </style:style>
    <style:style style:name="P20" style:family="paragraph" style:parent-style-name="Quotations">
      <style:text-properties fo:font-style="italic" style:font-style-asian="italic" style:font-style-complex="italic"/>
    </style:style>
    <style:style style:name="P21" style:family="paragraph" style:parent-style-name="Quotations">
      <style:text-properties fo:font-style="italic" officeooo:paragraph-rsid="0014ff9b" style:font-style-asian="italic" style:font-style-complex="italic"/>
    </style:style>
    <style:style style:name="P22" style:family="paragraph" style:parent-style-name="Quotations">
      <style:paragraph-properties fo:margin-left="0cm" fo:margin-right="1cm" fo:text-indent="0cm" style:auto-text-indent="false"/>
      <style:text-properties officeooo:paragraph-rsid="0014ff9b"/>
    </style:style>
    <style:style style:name="P23" style:family="paragraph" style:parent-style-name="Standard">
      <style:text-properties fo:font-style="italic" officeooo:rsid="0014ff9b" style:font-style-asian="italic" style:font-style-complex="italic"/>
    </style:style>
    <style:style style:name="P24" style:family="paragraph" style:parent-style-name="Standard">
      <style:text-properties fo:font-weight="bold" officeooo:rsid="0014ff9b" officeooo:paragraph-rsid="0014ff9b" style:font-weight-asian="bold" style:font-weight-complex="bold"/>
    </style:style>
    <style:style style:name="P25" style:family="paragraph" style:parent-style-name="Standard">
      <style:text-properties officeooo:paragraph-rsid="0014ff9b"/>
    </style:style>
    <style:style style:name="P26" style:family="paragraph" style:parent-style-name="Standard">
      <style:text-properties officeooo:rsid="0017aaa1" officeooo:paragraph-rsid="0017aaa1"/>
    </style:style>
    <style:style style:name="P27" style:family="paragraph" style:parent-style-name="Text_20_body">
      <style:text-properties officeooo:rsid="0011d264" officeooo:paragraph-rsid="0014ff9b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>
      <style:text-properties style:font-name="Liberation Serif" fo:font-size="10pt" style:font-size-asian="10pt" style:font-size-complex="10pt"/>
    </style:style>
    <style:style style:name="P31" style:family="paragraph" style:parent-style-name="Text_20_body" style:list-style-name="L3">
      <style:text-properties style:font-name="Liberation Serif" fo:font-size="10pt" officeooo:rsid="0014ff9b" officeooo:paragraph-rsid="0014ff9b" style:font-size-asian="10pt" style:font-size-complex="10pt"/>
    </style:style>
    <style:style style:name="P32" style:family="paragraph" style:parent-style-name="Text_20_body" style:list-style-name="L3"/>
    <style:style style:name="P33" style:family="paragraph" style:parent-style-name="Text_20_body" style:list-style-name="L1">
      <style:paragraph-properties fo:margin-top="0cm" fo:margin-bottom="0cm" style:contextual-spacing="false"/>
    </style:style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top="0cm" fo:margin-bottom="0cm" style:contextual-spacing="false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officeooo:paragraph-rsid="0017aaa1"/>
    </style:style>
    <style:style style:name="P37" style:family="paragraph" style:parent-style-name="Text_20_body" style:list-style-name="L3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0pt" officeooo:rsid="0017aaa1" officeooo:paragraph-rsid="0017aaa1" style:font-size-asian="10pt" style:font-size-complex="10pt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fo:font-size="10pt" officeooo:rsid="0017aaa1" officeooo:paragraph-rsid="0017aaa1" style:font-size-asian="10pt" style:font-size-complex="10pt"/>
    </style:style>
    <style:style style:name="T1" style:family="text">
      <style:text-properties officeooo:rsid="0014ff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ff9b" style:font-style-asian="italic" style:font-style-complex="italic"/>
    </style:style>
    <style:style style:name="T5" style:family="text">
      <style:text-properties fo:color="#ff0000" style:font-name="Liberation Serif" fo:font-size="10pt" style:font-size-asian="10pt" style:font-size-complex="10pt"/>
    </style:style>
    <style:style style:name="T6" style:family="text">
      <style:text-properties style:font-name="Liberation Serif" fo:font-size="10pt" style:font-size-asian="10pt" style:font-size-complex="10pt"/>
    </style:style>
    <style:style style:name="T7" style:family="text">
      <style:text-properties officeooo:rsid="0015f8b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The following contains instructions on how to build a bespoke Linux Operating system to run a PC x86 variants. <text:s/><text:span text:style-name="T7">Note GRUB is used as the bootloader. <text:s/>U-boot or similar is probably more suited to embedded systems with specific architectural requirements and no BIOS!</text:span></text:p>
      <text:p text:style-name="P8"/>
      <text:p text:style-name="P8">Sections:</text:p>
      <text:p text:style-name="P8"/>
      <text:p text:style-name="P3">- Linux kernel configuring and compiling;<text:line-break/>- Root file system creation;<text:line-break/>- Busybox compiling and installation;<text:line-break/>- Device file creation;<text:line-break/>- System initialization scripts: virtual file system, networking;</text:p>
      <text:p text:style-name="P3">- <text:span text:style-name="T1">Creating a bootable USB drive with GRUB</text:span></text:p>
      <text:p text:style-name="P3"/>
      <text:p text:style-name="P8"/>
      <text:p text:style-name="P7">Prerequisite – Get an emulator for your target platform... It's quicker!</text:p>
      <text:p text:style-name="P3"/>
      <text:p text:style-name="P3">Download fast processor emulator using a portable dynamic translator.</text:p>
      <text:p text:style-name="Quotations">wget http://download.savannah.gnu.org/releases/qemu/qemu-0.12.2.tar.gz</text:p>
      <text:p text:style-name="P1"/>
      <text:p text:style-name="P6">Linux kernel configuring and compiling</text:p>
      <text:p text:style-name="P1"/>
      <text:p text:style-name="P3">Download a kernel from the kernel archives <text:span text:style-name="T1">e.g. https://www.kernel.org/pub/linux/kernel/v2.6/longterm/v2.6.32/linux-2.6.32.68.tar.xz</text:span></text:p>
      <text:p text:style-name="P1"/>
      <text:p text:style-name="P1"/>
      <text:p text:style-name="P1">Start with a minimalistic kernel configuration</text:p>
      <text:p text:style-name="P20">make allnoconfig</text:p>
      <text:p text:style-name="Text_20_body"><text:line-break/>Adding settings specific to the embedded system. install ncurses if you need (apt-get install libncurses5-dev)</text:p>
      <text:p text:style-name="Quotations"><text:span text:style-name="T3">make menuconfig <text:s text:c="5"/>//</text:span><text:span text:style-name="T1">Add in support for the ext4 fs extension as an example.</text:span></text:p>
      <text:p text:style-name="Text_20_body"><text:line-break/>Compiling:</text:p>
      <text:p text:style-name="P21">make</text:p>
      <text:p text:style-name="P18"><text:line-break/>You will get<text:line-break/><text:span text:style-name="T3">arch/x86/boot/bzImage</text:span></text:p>
      <text:p text:style-name="P27">An x86 kernel image will run on a x86_64 machine. <text:s/>This won't work the other way around.</text:p>
      <text:p text:style-name="P18"/>
      <text:p text:style-name="P18"/>
      <text:p text:style-name="P18"><text:soft-page-break/><text:line-break/><text:span text:style-name="T2">Getting Busybox source</text:span></text:p>
      <text:p text:style-name="P19"><text:span text:style-name="T3">wget </text:span><text:a xlink:type="simple" xlink:href="http://www.busybox.net/downloads/busybox-1.23.2tar.gz"><text:span text:style-name="T3">http://www.busybox.net/downloads/</text:span></text:a><text:a xlink:type="simple" xlink:href="http://www.busybox.net/downloads/busybox-1.23.2tar.gz"><text:span text:style-name="T4">busybox-1.23.2</text:span></text:a><text:a xlink:type="simple" xlink:href="http://www.busybox.net/downloads/busybox-1.23.2tar.gz"><text:span text:style-name="T3">tar.gz</text:span></text:a></text:p>
      <text:p text:style-name="P22">Configuring BusyBox</text:p>
      <text:p text:style-name="P22"><text:span text:style-name="T3">make menuconfig <text:s/>//</text:span><text:span text:style-name="T1">C</text:span>hoosing to build a statically, natively compiled executable.</text:p>
      <text:p text:style-name="P22"><text:line-break/>Compiling busybox</text:p>
      <text:p text:style-name="P20">make</text:p>
      <text:p text:style-name="Text_20_body"><text:line-break/>Pre-installing busybox (in the _install/ subdirectory):</text:p>
      <text:p text:style-name="Quotations">make install <text:s/>//<text:span text:style-name="T1">Not needed.</text:span></text:p>
      <text:p text:style-name="P18"><text:line-break/><text:span text:style-name="T2">Creating a root filesystem</text:span></text:p>
      <text:p text:style-name="P9"/>
      <text:p text:style-name="P26">Note – A initrd is a initial ramdisk. <text:s/>You can mount your rootfs as a initrd and this infact, is what most real embedded systems do. <text:s/>The ramdisk is an in memory filesystem and is volatile.</text:p>
      <text:p text:style-name="P9"><text:line-break/>Creating an empty file with a 1000K size:<text:line-break/><text:span text:style-name="T3">dd if=/dev/zero of=rootfs.img bs=1k count=1000 <text:s/></text:span><text:span text:style-name="T4">or</text:span></text:p>
      <text:p text:style-name="P9"><text:span text:style-name="T4">dd if=/dev/zero of=rootfs2.img bs=1k count=8000</text:span><text:line-break/><text:line-break/>Formating this file for the ext2 filesystem:</text:p>
      <text:p text:style-name="P16"><text:line-break/><text:span text:style-name="T3">mkfs.ext2 -i 1024 -F rootfs.img<text:tab/><text:tab/><text:tab/>//</text:span><text:span text:style-name="T4">Note Qemu is fussy about ext2 fs.</text:span><text:span text:style-name="T1"> <text:s/>Try ext3.</text:span><text:line-break/><text:line-break/>Populating the root filesystem <text:span text:style-name="T1">(</text:span>logged as root<text:span text:style-name="T1">)</text:span>:<text:line-break/>Creating a mount point:</text:p>
      <text:p text:style-name="P14"><text:line-break/><text:span text:style-name="T3">mkdir /mnt/tmproot</text:span></text:p>
      <text:p text:style-name="Standard"><text:line-break/>Mounting the root filesystem image:<text:line-break/><text:span text:style-name="T3">mount -o loop rootfs.img /mnt/tmproot</text:span><text:line-break/><text:line-break/>Copying the busybox file structure into the mounted image:</text:p>
      <text:p text:style-name="Standard"><text:line-break/><text:span text:style-name="T3">rsync -a busybox/_install/ /mnt/tmproot/<text:line-break/>(or cp -ax busybox/_install/ /mnt/tmproot/)<text:line-break/>chown -R root:rooot /mnt/tmproot/</text:span></text:p>
      <text:p text:style-name="P23">mkdir /etc /proc/ /sys /root /dev</text:p>
      <text:p text:style-name="P10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>Device file creation</text:p>
      <text:p text:style-name="P12"/>
      <text:p text:style-name="P23">mknode /dev/console c 5 1<text:tab/>(as appropriate)</text:p>
      <text:p text:style-name="P9"><text:span text:style-name="T4">mknode /dev/null c 3 1<text:tab/>(as appropriate)</text:span><text:line-break/><text:line-break/>Flushing the changes into the mounted filesystem image:<text:line-break/><text:tab/><text:span text:style-name="T3">sync</text:span><text:line-break/></text:p>
      <text:p text:style-name="P9"/>
      <text:p text:style-name="P9"><text:line-break/><text:span text:style-name="T2">Booting the Virtual System</text:span></text:p>
      <text:p text:style-name="P9"><text:line-break/>Using the QEMU emulator as a bootloader<text:line-break/><text:span text:style-name="T3">qemu -m 32 -hda rootfs.img -kernel linux-2.6.25.4/arch/x86/boot/bzImage -append "root=/dev/hda" -redir tcp:5555::80</text:span></text:p>
      <text:p text:style-name="P10"/>
      <text:p text:style-name="P11">Command used:</text:p>
      <text:p text:style-name="P11"/>
      <text:p text:style-name="P11">qemu-system-x86_64 -m 64 -hda ./rootfs2.img -kernel linux-2.6.32.68/arch/x86/boot/bzImage -append "root=/dev/sda init=/sbin/init"</text:p>
      <text:p text:style-name="P1"/>
      <text:p text:style-name="P1"/>
      <text:p text:style-name="P7">Creating a bootable USB drive with GRUB</text:p>
      <text:p text:style-name="P1"/>
      <text:p text:style-name="P17"><text:span text:style-name="Strong_20_Emphasis"><text:span text:style-name="T6">I. Format your USB Flash Drive to use a Single Partition</text:span></text:span><text:span text:style-name="T6">:</text:span></text:p>
      <text:list xml:id="list2323194640514807714" text:style-name="L1">
        <text:list-item>
          <text:p text:style-name="P33"><text:span text:style-name="T6">Open a terminal and type </text:span><text:span text:style-name="Source_20_Text"><text:span text:style-name="T6">sudo su</text:span></text:span><text:span text:style-name="T6"> </text:span></text:p>
        </text:list-item>
        <text:list-item>
          <text:p text:style-name="P33"><text:span text:style-name="T6">Type </text:span><text:span text:style-name="Source_20_Text"><text:span text:style-name="T6">fdisk -l</text:span></text:span><text:span text:style-name="T6"> (and note which device is your USB Drive) </text:span></text:p>
        </text:list-item>
        <text:list-item>
          <text:p text:style-name="P33"><text:span text:style-name="T6">Type </text:span><text:span text:style-name="Source_20_Text"><text:span text:style-name="T6">fdisk /dev/sd</text:span></text:span><text:span text:style-name="Source_20_Text"><text:span text:style-name="T5">x</text:span></text:span><text:span text:style-name="T6"> (replacing </text:span><text:span text:style-name="Strong_20_Emphasis"><text:span text:style-name="T5">x</text:span></text:span><text:span text:style-name="T6"> with your actual usb device) </text:span></text:p>
        </text:list-item>
        <text:list-item>
          <text:p text:style-name="P33"><text:span text:style-name="T6">Type </text:span><text:span text:style-name="Source_20_Text"><text:span text:style-name="T6">d</text:span></text:span><text:span text:style-name="T6"> (to delete the existing partition) </text:span></text:p>
        </text:list-item>
        <text:list-item>
          <text:p text:style-name="P33"><text:span text:style-name="T6">Type </text:span><text:span text:style-name="Source_20_Text"><text:span text:style-name="T6">n</text:span></text:span><text:span text:style-name="T6"> (to create a new partition) </text:span></text:p>
        </text:list-item>
        <text:list-item>
          <text:p text:style-name="P33"><text:span text:style-name="T6">Type </text:span><text:span text:style-name="Source_20_Text"><text:span text:style-name="T6">p</text:span></text:span><text:span text:style-name="T6"> (for primary partition) </text:span></text:p>
        </text:list-item>
        <text:list-item>
          <text:p text:style-name="P33"><text:span text:style-name="T6">Type </text:span><text:span text:style-name="Source_20_Text"><text:span text:style-name="T6">1</text:span></text:span><text:span text:style-name="T6"> (to create the first partition) </text:span></text:p>
        </text:list-item>
        <text:list-item>
          <text:p text:style-name="P33"><text:span text:style-name="Source_20_Text"><text:span text:style-name="T6">Press Enter</text:span></text:span><text:span text:style-name="T6"> (to use the first cylinder) </text:span></text:p>
        </text:list-item>
        <text:list-item>
          <text:p text:style-name="P33"><text:span text:style-name="Source_20_Text"><text:span text:style-name="T6">Press Enter</text:span></text:span><text:span text:style-name="T6"> again (to use the default value as the last cylinder) </text:span></text:p>
        </text:list-item>
        <text:list-item>
          <text:p text:style-name="P33"><text:span text:style-name="T6">Type </text:span><text:span text:style-name="Source_20_Text"><text:span text:style-name="T6">a</text:span></text:span><text:span text:style-name="T6"> (for active) </text:span></text:p>
        </text:list-item>
        <text:list-item>
          <text:p text:style-name="P33"><text:span text:style-name="T6">Type </text:span><text:span text:style-name="Source_20_Text"><text:span text:style-name="T6">1</text:span></text:span><text:span text:style-name="T6"> (to mark the first partition active "bootable") </text:span></text:p>
        </text:list-item>
        <text:list-item>
          <text:p text:style-name="P33"><text:span text:style-name="T6">Type </text:span><text:span text:style-name="Source_20_Text"><text:span text:style-name="T6">t</text:span></text:span><text:span text:style-name="T6"> (for partition type) </text:span></text:p>
        </text:list-item>
        <text:list-item>
          <text:p text:style-name="P33"><text:span text:style-name="T6">Type </text:span><text:span text:style-name="Source_20_Text"><text:span text:style-name="T6">c</text:span></text:span><text:span text:style-name="T6"> (to use fat32 partition) </text:span></text:p>
        </text:list-item>
        <text:list-item>
          <text:p text:style-name="P28"><text:span text:style-name="T6">Type </text:span><text:span text:style-name="Source_20_Text"><text:span text:style-name="T6">w</text:span></text:span><text:span text:style-name="T6"> (to write the changes and close fdisk) </text:span></text:p>
        </text:list-item>
      </text:list>
      <text:p text:style-name="Text_20_body"><text:span text:style-name="Strong_20_Emphasis"><text:span text:style-name="T6">II. Create a Fat32 Filesystem on the USB Flash Drive</text:span></text:span><text:span text:style-name="T6">:</text:span></text:p>
      <text:list xml:id="list1375370441767373263" text:style-name="L2">
        <text:list-item>
          <text:p text:style-name="P34"><text:span text:style-name="T6">Type </text:span><text:span text:style-name="Source_20_Text"><text:span text:style-name="T6">umount /dev/sd</text:span></text:span><text:span text:style-name="Source_20_Text"><text:span text:style-name="T5">x</text:span></text:span><text:span text:style-name="Source_20_Text"><text:span text:style-name="T6">1</text:span></text:span><text:span text:style-name="T6"> (to unmount the mounted partition) </text:span></text:p>
        </text:list-item>
        <text:list-item>
          <text:p text:style-name="P29"><text:soft-page-break/><text:span text:style-name="T6">Type </text:span><text:span text:style-name="Source_20_Text"><text:span text:style-name="T6">mkfs.vfat -F 32 -n MULTIBOOT /dev/sd</text:span></text:span><text:span text:style-name="Source_20_Text"><text:span text:style-name="T5">x</text:span></text:span><text:span text:style-name="Source_20_Text"><text:span text:style-name="T6">1</text:span></text:span><text:span text:style-name="T6"> (to format the partition as fat32) </text:span></text:p>
        </text:list-item>
      </text:list>
      <text:p text:style-name="Text_20_body"/>
      <text:p text:style-name="P30"/>
      <text:p text:style-name="Text_20_body"><text:span text:style-name="Strong_20_Emphasis"><text:span text:style-name="T6">III. Install Grub2 on the USB Flash Drive</text:span></text:span><text:span text:style-name="T6">:</text:span></text:p>
      <text:p text:style-name="Text_20_body"><text:span text:style-name="Strong_20_Emphasis"><text:span text:style-name="T5">Important Note</text:span></text:span><text:span text:style-name="T6">:<text:line-break/>Old versions of grub used </text:span><text:span text:style-name="Source_20_Text"><text:span text:style-name="T6">--root-directory=/mnt/USB</text:span></text:span><text:span text:style-name="T6"><text:line-break/>while current versions use </text:span><text:span text:style-name="Source_20_Text"><text:span text:style-name="T6">--boot-directory=/mnt/USB/boot</text:span></text:span></text:p>
      <text:p text:style-name="Text_20_body"><text:span text:style-name="T6">If you use the wrong syntax, you will receive an error stating "</text:span><text:span text:style-name="Emphasis"><text:span text:style-name="T6">Installation is impossible. Aborting</text:span></text:span><text:span text:style-name="T6">"</text:span></text:p>
      <text:list xml:id="list3269739740790470095" text:style-name="L3">
        <text:list-item>
          <text:p text:style-name="P35"><text:span text:style-name="T6">Type </text:span><text:span text:style-name="Source_20_Text"><text:span text:style-name="T6">mkdir /mnt/USB &amp;&amp; mount /dev/sd</text:span></text:span><text:span text:style-name="Source_20_Text"><text:span text:style-name="T5">x</text:span></text:span><text:span text:style-name="Source_20_Text"><text:span text:style-name="T6">1 /mnt/USB</text:span></text:span><text:span text:style-name="T6"> (replacing </text:span><text:span text:style-name="Strong_20_Emphasis"><text:span text:style-name="T5">x</text:span></text:span><text:span text:style-name="T6"> with your actual usb device) </text:span></text:p>
        </text:list-item>
        <text:list-item>
          <text:p text:style-name="P35"><text:span text:style-name="T6">Type </text:span><text:span text:style-name="Source_20_Text"><text:span text:style-name="T6">grub-install --force --no-floppy --boot-directory=/mnt/USB/boot /dev/sd</text:span></text:span><text:span text:style-name="Source_20_Text"><text:span text:style-name="T5">x</text:span></text:span><text:span text:style-name="T6"> (replacing </text:span><text:span text:style-name="Strong_20_Emphasis"><text:span text:style-name="T5">x</text:span></text:span><text:span text:style-name="T6"> with your actual USB device) </text:span></text:p>
        </text:list-item>
        <text:list-item>
          <text:p text:style-name="P38"><text:span text:style-name="T6">Then copy your kernel image and rootfs to the root of the USB drive.</text:span></text:p>
        </text:list-item>
        <text:list-item>
          <text:p text:style-name="P36"><text:span text:style-name="T6">Type </text:span><text:span text:style-name="Source_20_Text"><text:span text:style-name="T6">cd /mnt/USB/boot/grub</text:span></text:span><text:span text:style-name="T6"> (to change directory) </text:span></text:p>
        </text:list-item>
        <text:list-item>
          <text:p text:style-name="P31">Get a copy of a grub config file and modify as appropriate. <text:s/>A minimal example:</text:p>
          <text:p text:style-name="P32"/>
          <text:p text:style-name="P37">set timeout=15</text:p>
        </text:list-item>
      </text:list>
      <text:p text:style-name="P15">set default=0 # Set the default menu entry</text:p>
      <text:p text:style-name="P15"/>
      <text:p text:style-name="P15">menuentry "OS Name" {</text:p>
      <text:p text:style-name="P15"><text:s text:c="3"/>multiboot /boot/kernel-file <text:s text:c="2"/># The multiboot command replaces the kernel command</text:p>
      <text:p text:style-name="P15"><text:s text:c="3"/>boot</text:p>
      <text:p text:style-name="P15">}</text:p>
      <text:p text:style-name="P15"/>
      <text:p text:style-name="P40"/>
      <text:p text:style-name="P1"/>
      <text:p text:style-name="P4">Useful links!</text:p>
      <text:p text:style-name="P4"/>
      <text:p text:style-name="P5"><text:a xlink:type="simple" xlink:href="http://blog.braslavsky.org/2010/01/embedded-linux-from-scratch-in-90.html">http://blog.braslavsky.org/2010/01/embedded-linux-from-scratch-in-90.html</text:a></text:p>
      <text:p text:style-name="P1"/>
      <text:p text:style-name="P4"><text:a xlink:type="simple" xlink:href="http://www.cyberciti.biz/faq/linux-list-disk-partitions-command/">http://www.cyberciti.biz/faq/linux-list-disk-partitions-command/</text:a></text:p>
      <text:p text:style-name="P4"/>
      <text:p text:style-name="P4"><text:a xlink:type="simple" xlink:href="http://free-electrons.com/blog/managing-flash-storage-with-linux/">http://free-electrons.com/blog/managing-flash-storage-with-linux/</text:a></text:p>
      <text:p text:style-name="P1"/>
      <text:p text:style-name="P4"><text:a xlink:type="simple" xlink:href="http://askubuntu.com/questions/180023/can-i-install-grub-on-an-usb-and-make-it-a-rescue-disk">http://askubuntu.com/questions/180023/can-i-install-grub-on-an-usb-and-make-it-a-rescue-disk</text:a></text:p>
      <text:p text:style-name="P4"/>
      <text:p text:style-name="P4"><text:a xlink:type="simple" xlink:href="http://wiki.osdev.org/GRUB_2#USB_instructions">http://wiki.osdev.org/GRUB_2#USB_instructions</text:a></text:p>
      <text:p text:style-name="P2"/>
      <text:p text:style-name="P4"><text:a xlink:type="simple" xlink:href="http://www.pendrivelinux.com/boot-multiple-iso-from-usb-via-grub2-using-linux/">http://www.pendrivelinux.com/boot-multiple-iso-from-usb-via-grub2-using-linux/</text:a></text:p>
      <text:p text:style-name="P1"/>
      <text:p text:style-name="P4"><text:a xlink:type="simple" xlink:href="https://wiki.archlinux.org/index.php/Multiboot_USB_drive">https://wiki.archlinux.org/index.php/Multiboot_USB_drive</text:a></text:p>
      <text:p text:style-name="P4"><text:soft-page-break/></text:p>
      <text:p text:style-name="P4"><text:a xlink:type="simple" xlink:href="http://unix.stackexchange.com/questions/56075/why-is-rcs-required-after-file-system-is-mounted-by-the-kernel">http://unix.stackexchange.com/questions/56075/why-is-rcs-required-after-file-system-is-mounted-by-the-kernel</text:a></text:p>
      <text:p text:style-name="P4"/>
      <text:p text:style-name="P4"><text:a xlink:type="simple" xlink:href="https://apps.ubuntu.com/cat/applications/usb-creator-gtk/">https://apps.ubuntu.com/cat/applications/usb-creator-gtk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0:17:20.504836215</meta:creation-date>
    <meta:generator>LibreOffice/4.2.6.3$Linux_X86_64 LibreOffice_project/420m0$Build-3</meta:generator>
    <dc:date>2015-09-25T00:28:59.623392969</dc:date>
    <meta:editing-duration>PT29M45S</meta:editing-duration>
    <meta:editing-cycles>6</meta:editing-cycles>
    <meta:document-statistic meta:table-count="0" meta:image-count="0" meta:object-count="0" meta:page-count="5" meta:paragraph-count="84" meta:word-count="711" meta:character-count="5331" meta:non-whitespace-character-count="4664"/>
  </office:meta>
</office:document-meta>
</file>